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6.888cm"/>
    </style:style>
    <style:style style:name="co4" style:family="table-column">
      <style:table-column-properties fo:break-before="auto" style:column-width="4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112"/>
    <style:style style:name="ce4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ce1" office:value-type="string">
            <text:p>Letter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Leg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rgura</text:p>
          </table:table-cell>
          <table:table-cell office:value-type="float" office:value="612">
            <text:p>612</text:p>
          </table:table-cell>
          <table:table-cell office:value-type="float" office:value="595">
            <text:p>595</text:p>
          </table:table-cell>
          <table:table-cell office:value-type="float" office:value="612">
            <text:p>6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ltura</text:p>
          </table:table-cell>
          <table:table-cell office:value-type="float" office:value="792">
            <text:p>792</text:p>
          </table:table-cell>
          <table:table-cell office:value-type="float" office:value="842">
            <text:p>842</text:p>
          </table:table-cell>
          <table:table-cell office:value-type="float" office:value="1008">
            <text:p>100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largura</text:p>
          </table:table-cell>
          <table:table-cell table:style-name="ce2" office:value-type="float" office:value="8.5">
            <text:p>8,5</text:p>
          </table:table-cell>
          <table:table-cell office:value-type="float" office:value="8.264">
            <text:p>8,264</text:p>
          </table:table-cell>
          <table:table-cell office:value-type="float" office:value="8.5">
            <text:p>8,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1.694">
            <text:p>11,69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borda</text:p>
          </table:table-cell>
          <table:table-cell table:number-columns-repeated="3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iametro disco</text:p>
          </table:table-cell>
          <table:table-cell table:number-columns-repeated="3" office:value-type="float" office:value="30">
            <text:p>30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9"/>
          <table:table-cell office:value-type="float" office:value="545">
            <text:p>545</text:p>
          </table:table-cell>
          <table:table-cell office:value-type="float" office:value="20">
            <text:p>20</text:p>
          </table:table-cell>
          <table:table-cell/>
          <table:table-cell table:formula="of:=[.J10]+15" office:value-type="float" office:value="560">
            <text:p>560</text:p>
          </table:table-cell>
          <table:table-cell table:formula="of:=[.K10]+15"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correcao 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92">
            <text:p>792</text:p>
          </table:table-cell>
          <table:table-cell/>
          <table:table-cell table:formula="of:=[.J11]+15" office:value-type="float" office:value="35">
            <text:p>35</text:p>
          </table:table-cell>
          <table:table-cell table:formula="of:=[.K11]+15" office:value-type="float" office:value="807">
            <text:p>807</text:p>
          </table:table-cell>
        </table:table-row>
        <table:table-row table:style-name="ro1">
          <table:table-cell table:number-columns-repeated="2"/>
          <table:table-cell office:value-type="string">
            <text:p>correcao x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formula="of:=[.M10]-[.M11]" office:value-type="float" office:value="525">
            <text:p>525</text:p>
          </table:table-cell>
          <table:table-cell table:formula="of:=[.N11]-[.N10]" office:value-type="float" office:value="772">
            <text:p>772</text:p>
          </table:table-cell>
        </table:table-row>
        <table:table-row table:style-name="ro1">
          <table:table-cell table:number-columns-repeated="2"/>
          <table:table-cell office:value-type="string">
            <text:p>dist Y</text:p>
          </table:table-cell>
          <table:table-cell table:formula="of:=[.D3]-([.D8]*2)-[.D9]+[.D11]" office:value-type="float" office:value="722">
            <text:p>722</text:p>
          </table:table-cell>
          <table:table-cell table:formula="of:=[.E3]-([.E8]*2)-[.E9]+[.E11]" office:value-type="float" office:value="772">
            <text:p>772</text:p>
          </table:table-cell>
          <table:table-cell table:formula="of:=[.F3]-([.F8]*2)-[.F9]+[.F11]" office:value-type="float" office:value="938">
            <text:p>9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ist X</text:p>
          </table:table-cell>
          <table:table-cell table:formula="of:=[.D2]-([.D8]*2)-[.D9]+[.D12]" office:value-type="float" office:value="542">
            <text:p>542</text:p>
          </table:table-cell>
          <table:table-cell table:formula="of:=[.E2]-([.E8]*2)-[.E9]+[.E12]" office:value-type="float" office:value="525">
            <text:p>525</text:p>
          </table:table-cell>
          <table:table-cell table:formula="of:=[.F2]-([.F8]*2)-[.F9]+[.F12]" office:value-type="float" office:value="542">
            <text:p>542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coef angular</text:p>
          </table:table-cell>
          <table:table-cell table:style-name="ce3" table:formula="of:=[.D15]/[.D16]" office:value-type="float" office:value="1.33210332103321">
            <text:p>1,332103321</text:p>
          </table:table-cell>
          <table:table-cell table:style-name="ce3" table:formula="of:=[.E15]/[.E16]" office:value-type="float" office:value="1.47047619047619">
            <text:p>1,470476190</text:p>
          </table:table-cell>
          <table:table-cell table:style-name="ce3" table:formula="of:=[.F15]/[.F16]" office:value-type="float" office:value="1.73062730627306">
            <text:p>1,73062730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adians</text:p>
          </table:table-cell>
          <table:table-cell table:style-name="ce3" table:formula="of:=ATAN([.D22:.D22])" office:value-type="float" office:value="0.926852152013768">
            <text:p>0,926852152</text:p>
          </table:table-cell>
          <table:table-cell table:style-name="ce4" table:formula="of:=ATAN([.E22:.E22])" office:value-type="float" office:value="0.973584239118532">
            <text:p>0,97358423911853200000</text:p>
          </table:table-cell>
          <table:table-cell table:style-name="ce3" table:formula="of:=ATAN([.F22:.F22])" office:value-type="float" office:value="1.04684145639294">
            <text:p>1,046841456</text:p>
          </table:table-cell>
          <table:table-cell/>
          <table:table-cell table:style-name="ce4" office:value-type="float" office:value="0.973584239118532">
            <text:p>0,973584239118532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raus</text:p>
          </table:table-cell>
          <table:table-cell table:style-name="ce3" table:formula="of:=DEGREES([.D24])" office:value-type="float" office:value="53.1047165430067">
            <text:p>53,104716543</text:p>
          </table:table-cell>
          <table:table-cell table:style-name="ce3" table:formula="of:=DEGREES([.E24])" office:value-type="float" office:value="55.7822679019474">
            <text:p>55,782267902</text:p>
          </table:table-cell>
          <table:table-cell table:style-name="ce3" table:formula="of:=DEGREES([.F24])" office:value-type="float" office:value="59.9795972706436">
            <text:p>59,979597271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.E26]=[.D26]" office:value-type="boolean" office:boolean-value="false">
            <text:p>FALSO</text:p>
          </table:table-cell>
          <table:table-cell table:formula="of:=[.F26]=[.D26]" office:value-type="boolean" office:boolean-value="false">
            <text:p>FALSO</text:p>
          </table:table-cell>
          <table:table-cell table:number-columns-repeated="8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7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19" number:min-integer-digits="1"/>
    </number:number-style>
    <number:number-style style:name="N122">
      <number:number number:decimal-places="2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7/04/2011</text:date>, <text:time>16:5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cio </meta:initial-creator>
    <meta:creation-date>2011-04-07T15:54:45</meta:creation-date>
    <dc:date>2011-04-07T16:56:57</dc:date>
    <dc:creator>darcio </dc:creator>
    <meta:editing-duration>PT00H01M22S</meta:editing-duration>
    <meta:editing-cycles>1</meta:editing-cycles>
    <meta:document-statistic meta:table-count="3" meta:cell-count="84" meta:object-count="0"/>
    <meta:generator>OpenOffice.org/3.2$Unix OpenOffice.org_project/320m19$Build-9505</meta:generator>
  </office:meta>
</office:document-meta>
</file>